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paragraph-properties fo:margin-left="0cm" fo:margin-right="0cm" fo:text-align="center" fo:text-indent="0cm"/>
      <style:text-properties fo:font-size="18pt" style:text-underline-style="solid" style:text-underline-width="auto" style:text-underline-color="font-color" style:font-size-asian="18pt" style:font-size-complex="18pt"/>
    </style:style>
    <style:style style:name="T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6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6.35cm" svg:height="1.27cm" svg:x="1.635cm" svg:y="4.175cm">
          <text:p text:style-name="P1"><text:span text:style-name="T1">InteractionSurface::</text:span></text:p>
          <text:p text:style-name="P1"><text:span text:style-name="T1">thermal_integ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" draw:layer="layout" svg:width="5.08cm" svg:height="2.54cm" svg:x="2.27cm" svg:y="7.051cm">
          <text:p text:style-name="P2"><text:span text:style-name="T2">For all thermal fac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3" draw:layer="layout" svg:width="6.35cm" svg:height="1.254cm" svg:x="11.16cm" svg:y="7.673cm">
          <text:p text:style-name="P3"><text:span text:style-name="T3">Call</text:span></text:p>
          <text:p text:style-name="P3"><text:span text:style-name="T3">ThermalFacetRider::integrate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4.81cm" svg:y1="5.445cm" svg:x2="4.809cm" svg:y2="7.051cm" draw:start-shape="id1" draw:start-glue-point="2" draw:end-shape="id2" draw:end-glue-point="4" svg:d="m4810 5445v816h-1v790">
          <text:p/>
        </draw:connector>
        <draw:connector draw:style-name="gr4" draw:text-style-name="P2" draw:layer="layout" draw:line-skew="0cm 9.525cm -0.47cm" svg:x1="14.335cm" svg:y1="8.927cm" svg:x2="4.809cm" svg:y2="7.051cm" draw:start-shape="id3" draw:start-glue-point="2" draw:end-shape="id2" draw:end-glue-point="4" svg:d="m14335 8927v526h4433v-3373h-13959v971">
          <text:p/>
        </draw:connector>
        <draw:connector draw:style-name="gr4" draw:text-style-name="P2" draw:layer="layout" svg:x1="7.35cm" svg:y1="8.32cm" svg:x2="11.16cm" svg:y2="8.3cm" draw:start-shape="id2" draw:start-glue-point="10" draw:end-shape="id3" draw:end-glue-point="3" svg:d="m7350 8320h1893v-20h1917">
          <text:p/>
        </draw:connector>
        <draw:custom-shape draw:style-name="gr2" draw:text-style-name="P5" draw:id="id4" draw:layer="layout" svg:width="1.905cm" svg:height="0.635cm" svg:x="3.856cm" svg:y="11.496cm">
          <text:p text:style-name="P4"><text:span text:style-name="T4">Return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4.809cm" svg:y1="9.591cm" svg:x2="4.808cm" svg:y2="11.496cm" draw:start-shape="id2" draw:start-glue-point="8" draw:end-shape="id4" svg:d="m4809 9591v952h-1v953">
          <text:p/>
        </draw:connector>
        <draw:custom-shape draw:style-name="gr5" draw:text-style-name="P3" draw:layer="layout" svg:width="1.27cm" svg:height="0.635cm" svg:x="3.54cm" svg:y="9.994cm">
          <text:p text:style-name="P2"><text:span text:style-name="T3">i &gt; 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4cm" svg:height="0.635cm" svg:x="7.35cm" svg:y="7.686cm">
          <text:p text:style-name="P2"><text:span text:style-name="T3">i = 1 ...N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9.59cm" svg:height="0.963cm" svg:x="1cm" svg:y="1.635cm">
          <draw:text-box>
            <text:p text:style-name="P6"><text:span text:style-name="T5">Flowchart of Sequence Leading to </text:span><text:span text:style-name="T6">ThermalFacetRider::integr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5.515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ary Turner</meta:initial-creator>
    <meta:creation-date>2009-07-16T20:07:10.56</meta:creation-date>
    <dc:date>2009-08-12T14:43:03.53</dc:date>
    <dc:creator>Gary Turner</dc:creator>
    <meta:editing-duration>PT00H56M26S</meta:editing-duration>
    <meta:editing-cycles>4</meta:editing-cycles>
    <meta:generator>OpenOffice.org/3.1$Win32 OpenOffice.org_project/310m11$Build-9399</meta:generator>
    <meta:document-statistic meta:object-count="11"/>
  </office:meta>
</office:document-meta>
</file>